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4pt" style:font-name-asian="WenQuanYi Micro Hei" style:font-size-asian="14pt" style:font-size-complex="14pt"/>
    </style:style>
    <style:style style:name="P2" style:family="paragraph" style:parent-style-name="Standard">
      <style:text-properties style:font-name="WenQuanYi Micro Hei" fo:font-size="14pt" officeooo:paragraph-rsid="002d1c79" style:font-name-asian="WenQuanYi Micro Hei" style:font-size-asian="14pt" style:font-size-complex="14pt"/>
    </style:style>
    <style:style style:name="P3" style:family="paragraph" style:parent-style-name="Standard">
      <style:text-properties style:font-name="WenQuanYi Micro Hei" fo:font-size="14pt" officeooo:paragraph-rsid="0033e06d" style:font-name-asian="WenQuanYi Micro Hei" style:font-size-asian="14pt" style:font-size-complex="14pt"/>
    </style:style>
    <style:style style:name="P4" style:family="paragraph" style:parent-style-name="Standard">
      <style:text-properties style:font-name="WenQuanYi Micro Hei" fo:font-size="14pt" officeooo:paragraph-rsid="003d5afc" style:font-name-asian="WenQuanYi Micro Hei" style:font-size-asian="14pt" style:font-size-complex="14pt"/>
    </style:style>
    <style:style style:name="P5" style:family="paragraph" style:parent-style-name="Standard">
      <style:text-properties style:font-name="WenQuanYi Micro Hei" fo:font-size="14pt" officeooo:paragraph-rsid="0042dde2" style:font-name-asian="WenQuanYi Micro Hei" style:font-size-asian="14pt" style:font-size-complex="14pt"/>
    </style:style>
    <style:style style:name="P6" style:family="paragraph" style:parent-style-name="Standard">
      <style:text-properties style:font-name="WenQuanYi Micro Hei" fo:font-size="14pt" officeooo:paragraph-rsid="0047015b" style:font-name-asian="WenQuanYi Micro Hei" style:font-size-asian="14pt" style:font-size-complex="14pt"/>
    </style:style>
    <style:style style:name="P7" style:family="paragraph" style:parent-style-name="Standard">
      <style:text-properties style:font-name="WenQuanYi Micro Hei" fo:font-size="14pt" officeooo:paragraph-rsid="004d1dd8" style:font-name-asian="WenQuanYi Micro Hei" style:font-size-asian="14pt" style:font-size-complex="14pt"/>
    </style:style>
    <style:style style:name="P8" style:family="paragraph" style:parent-style-name="Standard">
      <style:text-properties style:font-name="WenQuanYi Micro Hei" fo:font-size="14pt" officeooo:paragraph-rsid="004fb37d" style:font-name-asian="WenQuanYi Micro Hei" style:font-size-asian="14pt" style:font-size-complex="14pt"/>
    </style:style>
    <style:style style:name="P9" style:family="paragraph" style:parent-style-name="Standard">
      <style:text-properties style:font-name="WenQuanYi Micro Hei" fo:font-size="14pt" officeooo:paragraph-rsid="0050df73" style:font-name-asian="WenQuanYi Micro Hei" style:font-size-asian="14pt" style:font-size-complex="14pt"/>
    </style:style>
    <style:style style:name="P10" style:family="paragraph" style:parent-style-name="Standard">
      <style:text-properties style:font-name="WenQuanYi Micro Hei" fo:font-size="14pt" officeooo:paragraph-rsid="0056d9c7" style:font-name-asian="WenQuanYi Micro Hei" style:font-size-asian="14pt" style:font-size-complex="14pt"/>
    </style:style>
    <style:style style:name="P11" style:family="paragraph" style:parent-style-name="Standard">
      <style:text-properties style:font-name="WenQuanYi Micro Hei" fo:font-size="14pt" officeooo:paragraph-rsid="00589507" style:font-name-asian="WenQuanYi Micro Hei" style:font-size-asian="14pt" style:font-size-complex="14pt"/>
    </style:style>
    <style:style style:name="P12" style:family="paragraph" style:parent-style-name="Standard">
      <style:text-properties style:font-name="WenQuanYi Micro Hei" fo:font-size="14pt" style:font-name-asian="WenQuanYi Micro Hei" style:font-size-asian="14pt" style:font-size-complex="14pt"/>
    </style:style>
    <style:style style:name="P13" style:family="paragraph" style:parent-style-name="Standard">
      <style:text-properties style:font-name="WenQuanYi Micro Hei" fo:font-size="14pt" officeooo:rsid="00280177" style:font-name-asian="WenQuanYi Micro Hei" style:font-size-asian="14pt" style:font-size-complex="14pt"/>
    </style:style>
    <style:style style:name="P14" style:family="paragraph" style:parent-style-name="Standard">
      <style:text-properties style:font-name="WenQuanYi Micro Hei" fo:font-size="14pt" officeooo:rsid="00280177" officeooo:paragraph-rsid="00280177" style:font-name-asian="WenQuanYi Micro Hei" style:font-size-asian="14pt" style:font-size-complex="14pt"/>
    </style:style>
    <style:style style:name="P15" style:family="paragraph" style:parent-style-name="Standard">
      <style:text-properties style:font-name="WenQuanYi Micro Hei" fo:font-size="14pt" officeooo:rsid="005aaf1c" officeooo:paragraph-rsid="005aaf1c" style:font-name-asian="WenQuanYi Micro Hei" style:font-size-asian="14pt" style:font-size-complex="14pt"/>
    </style:style>
    <style:style style:name="P16" style:family="paragraph" style:parent-style-name="Standard">
      <style:text-properties style:font-name="WenQuanYi Micro Hei" fo:font-size="14pt" officeooo:rsid="002a6723" officeooo:paragraph-rsid="002d1c79" style:font-name-asian="WenQuanYi Micro Hei" style:font-size-asian="14pt" style:font-size-complex="14pt"/>
    </style:style>
    <style:style style:name="P17" style:family="paragraph" style:parent-style-name="Standard">
      <style:text-properties style:font-name="WenQuanYi Micro Hei" fo:font-size="14pt" officeooo:rsid="003d5afc" officeooo:paragraph-rsid="003d5afc" style:font-name-asian="WenQuanYi Micro Hei" style:font-size-asian="14pt" style:font-size-complex="14pt"/>
    </style:style>
    <style:style style:name="P18" style:family="paragraph" style:parent-style-name="Standard">
      <style:text-properties style:font-name="WenQuanYi Micro Hei" fo:font-size="14pt" officeooo:rsid="0042dde2" officeooo:paragraph-rsid="0042dde2" style:font-name-asian="WenQuanYi Micro Hei" style:font-size-asian="14pt" style:font-size-complex="14pt"/>
    </style:style>
    <style:style style:name="P19" style:family="paragraph" style:parent-style-name="Standard">
      <style:text-properties style:font-name="WenQuanYi Micro Hei" fo:font-size="14pt" officeooo:rsid="0047015b" officeooo:paragraph-rsid="0047015b" style:font-name-asian="WenQuanYi Micro Hei" style:font-size-asian="14pt" style:font-size-complex="14pt"/>
    </style:style>
    <style:style style:name="P20" style:family="paragraph" style:parent-style-name="Standard">
      <style:text-properties style:font-name="WenQuanYi Micro Hei" fo:font-size="14pt" officeooo:rsid="004d1dd8" officeooo:paragraph-rsid="004d1dd8" style:font-name-asian="WenQuanYi Micro Hei" style:font-size-asian="14pt" style:font-size-complex="14pt"/>
    </style:style>
    <style:style style:name="P21" style:family="paragraph" style:parent-style-name="Standard">
      <style:text-properties style:font-name="WenQuanYi Micro Hei" fo:font-size="14pt" officeooo:rsid="004fb37d" officeooo:paragraph-rsid="004fb37d" style:font-name-asian="WenQuanYi Micro Hei" style:font-size-asian="14pt" style:font-size-complex="14pt"/>
    </style:style>
    <style:style style:name="P22" style:family="paragraph" style:parent-style-name="Standard">
      <style:text-properties style:font-name="WenQuanYi Micro Hei" fo:font-size="14pt" officeooo:rsid="005243b6" officeooo:paragraph-rsid="0050df73" style:font-name-asian="WenQuanYi Micro Hei" style:font-size-asian="14pt" style:font-size-complex="14pt"/>
    </style:style>
    <style:style style:name="P23" style:family="paragraph" style:parent-style-name="Standard">
      <style:text-properties style:font-name="WenQuanYi Micro Hei" fo:font-size="14pt" officeooo:rsid="005aadaf" officeooo:paragraph-rsid="005bc112" style:font-name-asian="WenQuanYi Micro Hei" style:font-size-asian="14pt" style:font-size-complex="14pt"/>
    </style:style>
    <style:style style:name="P24" style:family="paragraph" style:parent-style-name="Standard">
      <style:text-properties style:font-name="WenQuanYi Micro Hei" fo:font-size="14pt" officeooo:rsid="005aadaf" officeooo:paragraph-rsid="0063d7be" style:font-name-asian="WenQuanYi Micro Hei" style:font-size-asian="14pt" style:font-size-complex="14pt"/>
    </style:style>
    <style:style style:name="P25" style:family="paragraph" style:parent-style-name="Standard">
      <style:text-properties style:font-name="WenQuanYi Micro Hei" fo:font-size="14pt" officeooo:rsid="005aadaf" officeooo:paragraph-rsid="0063fb1e" style:font-name-asian="WenQuanYi Micro Hei" style:font-size-asian="14pt" style:font-size-complex="14pt"/>
    </style:style>
    <style:style style:name="P26" style:family="paragraph" style:parent-style-name="Standard">
      <style:text-properties style:font-name="WenQuanYi Micro Hei" fo:font-size="14pt" officeooo:rsid="005aadaf" officeooo:paragraph-rsid="0066a71b" style:font-name-asian="WenQuanYi Micro Hei" style:font-size-asian="14pt" style:font-size-complex="14pt"/>
    </style:style>
    <style:style style:name="P27" style:family="paragraph" style:parent-style-name="Standard">
      <style:text-properties style:font-name="WenQuanYi Micro Hei" fo:font-size="14pt" officeooo:paragraph-rsid="006ae647" style:font-name-asian="WenQuanYi Micro Hei" style:font-size-asian="14pt" style:font-size-complex="14pt"/>
    </style:style>
    <style:style style:name="P28" style:family="paragraph" style:parent-style-name="Standard">
      <style:text-properties style:font-name="WenQuanYi Micro Hei" fo:font-size="14pt" officeooo:paragraph-rsid="0077ad8f" style:font-name-asian="WenQuanYi Micro Hei" style:font-size-asian="14pt" style:font-size-complex="14pt"/>
    </style:style>
    <style:style style:name="P29" style:family="paragraph" style:parent-style-name="Standard">
      <style:text-properties style:font-name="WenQuanYi Micro Hei" fo:font-size="14pt" officeooo:paragraph-rsid="007cd847" style:font-name-asian="WenQuanYi Micro Hei" style:font-size-asian="14pt" style:font-size-complex="14pt"/>
    </style:style>
    <style:style style:name="P30" style:family="paragraph" style:parent-style-name="Standard">
      <style:text-properties style:font-name="WenQuanYi Micro Hei" fo:font-size="14pt" officeooo:paragraph-rsid="007d495e" style:font-name-asian="WenQuanYi Micro Hei" style:font-size-asian="14pt" style:font-size-complex="14pt"/>
    </style:style>
    <style:style style:name="P31" style:family="paragraph" style:parent-style-name="Standard">
      <style:text-properties style:font-name="WenQuanYi Micro Hei" fo:font-size="14pt" officeooo:paragraph-rsid="007ec3de" style:font-name-asian="WenQuanYi Micro Hei" style:font-size-asian="14pt" style:font-size-complex="14pt"/>
    </style:style>
    <style:style style:name="P32" style:family="paragraph" style:parent-style-name="Standard">
      <style:text-properties style:font-name="WenQuanYi Micro Hei" fo:font-size="14pt" officeooo:paragraph-rsid="007ef345" style:font-name-asian="WenQuanYi Micro Hei" style:font-size-asian="14pt" style:font-size-complex="14pt"/>
    </style:style>
    <style:style style:name="P33" style:family="paragraph" style:parent-style-name="Standard">
      <style:text-properties style:font-name="WenQuanYi Micro Hei" fo:font-size="14pt" officeooo:paragraph-rsid="008206ee" style:font-name-asian="WenQuanYi Micro Hei" style:font-size-asian="14pt" style:font-size-complex="14pt"/>
    </style:style>
    <style:style style:name="P34" style:family="paragraph" style:parent-style-name="Standard">
      <style:text-properties style:font-name="WenQuanYi Micro Hei" fo:font-size="14pt" officeooo:paragraph-rsid="00860629" style:font-name-asian="WenQuanYi Micro Hei" style:font-size-asian="14pt" style:font-size-complex="14pt"/>
    </style:style>
    <style:style style:name="P35" style:family="paragraph" style:parent-style-name="Standard">
      <style:text-properties style:font-name="WenQuanYi Micro Hei" fo:font-size="14pt" officeooo:paragraph-rsid="00872562" style:font-name-asian="WenQuanYi Micro Hei" style:font-size-asian="14pt" style:font-size-complex="14pt"/>
    </style:style>
    <style:style style:name="P36" style:family="paragraph" style:parent-style-name="Standard">
      <style:text-properties style:font-name="WenQuanYi Micro Hei" fo:font-size="14pt" officeooo:paragraph-rsid="0088fa73" style:font-name-asian="WenQuanYi Micro Hei" style:font-size-asian="14pt" style:font-size-complex="14pt"/>
    </style:style>
    <style:style style:name="P37" style:family="paragraph" style:parent-style-name="Standard">
      <style:text-properties style:font-name="WenQuanYi Micro Hei" fo:font-size="14pt" officeooo:paragraph-rsid="008f4034" style:font-name-asian="WenQuanYi Micro Hei" style:font-size-asian="14pt" style:font-size-complex="14pt"/>
    </style:style>
    <style:style style:name="P38" style:family="paragraph" style:parent-style-name="Standard">
      <style:text-properties style:font-name="WenQuanYi Micro Hei" fo:font-size="14pt" officeooo:paragraph-rsid="008fe0c8" style:font-name-asian="WenQuanYi Micro Hei" style:font-size-asian="14pt" style:font-size-complex="14pt"/>
    </style:style>
    <style:style style:name="P39" style:family="paragraph" style:parent-style-name="Standard">
      <style:text-properties style:font-name="WenQuanYi Micro Hei" fo:font-size="14pt" officeooo:paragraph-rsid="0092ff7c" style:font-name-asian="WenQuanYi Micro Hei" style:font-size-asian="14pt" style:font-size-complex="14pt"/>
    </style:style>
    <style:style style:name="P40" style:family="paragraph" style:parent-style-name="Standard">
      <style:text-properties style:font-name="WenQuanYi Micro Hei" fo:font-size="14pt" officeooo:paragraph-rsid="00966414" style:font-name-asian="WenQuanYi Micro Hei" style:font-size-asian="14pt" style:font-size-complex="14pt"/>
    </style:style>
    <style:style style:name="P41" style:family="paragraph" style:parent-style-name="Standard">
      <style:text-properties style:font-name="WenQuanYi Micro Hei" fo:font-size="14pt" officeooo:paragraph-rsid="009d1a8d" style:font-name-asian="WenQuanYi Micro Hei" style:font-size-asian="14pt" style:font-size-complex="14pt"/>
    </style:style>
    <style:style style:name="P42" style:family="paragraph" style:parent-style-name="Standard">
      <style:text-properties style:font-name="WenQuanYi Micro Hei" fo:font-size="14pt" officeooo:paragraph-rsid="009de522" style:font-name-asian="WenQuanYi Micro Hei" style:font-size-asian="14pt" style:font-size-complex="14pt"/>
    </style:style>
    <style:style style:name="T1" style:family="text">
      <style:text-properties officeooo:rsid="0016ad26"/>
    </style:style>
    <style:style style:name="T2" style:family="text">
      <style:text-properties officeooo:rsid="002a6723"/>
    </style:style>
    <style:style style:name="T3" style:family="text">
      <style:text-properties officeooo:rsid="003091e4"/>
    </style:style>
    <style:style style:name="T4" style:family="text">
      <style:text-properties officeooo:rsid="003d5afc"/>
    </style:style>
    <style:style style:name="T5" style:family="text">
      <style:text-properties officeooo:rsid="0042dde2"/>
    </style:style>
    <style:style style:name="T6" style:family="text">
      <style:text-properties officeooo:rsid="0044c02b"/>
    </style:style>
    <style:style style:name="T7" style:family="text">
      <style:text-properties officeooo:rsid="004656a4"/>
    </style:style>
    <style:style style:name="T8" style:family="text">
      <style:text-properties officeooo:rsid="0047015b"/>
    </style:style>
    <style:style style:name="T9" style:family="text">
      <style:text-properties officeooo:rsid="00485586"/>
    </style:style>
    <style:style style:name="T10" style:family="text">
      <style:text-properties officeooo:rsid="0049c080"/>
    </style:style>
    <style:style style:name="T11" style:family="text">
      <style:text-properties officeooo:rsid="004b8fe1"/>
    </style:style>
    <style:style style:name="T12" style:family="text">
      <style:text-properties officeooo:rsid="004ce607"/>
    </style:style>
    <style:style style:name="T13" style:family="text">
      <style:text-properties officeooo:rsid="004d1dd8"/>
    </style:style>
    <style:style style:name="T14" style:family="text">
      <style:text-properties officeooo:rsid="004ea778"/>
    </style:style>
    <style:style style:name="T15" style:family="text">
      <style:text-properties officeooo:rsid="004fb37d"/>
    </style:style>
    <style:style style:name="T16" style:family="text">
      <style:text-properties officeooo:rsid="0050df73"/>
    </style:style>
    <style:style style:name="T17" style:family="text">
      <style:text-properties officeooo:rsid="005223bd"/>
    </style:style>
    <style:style style:name="T18" style:family="text">
      <style:text-properties officeooo:rsid="005243b6"/>
    </style:style>
    <style:style style:name="T19" style:family="text">
      <style:text-properties officeooo:rsid="0053747c"/>
    </style:style>
    <style:style style:name="T20" style:family="text">
      <style:text-properties officeooo:rsid="005573d4"/>
    </style:style>
    <style:style style:name="T21" style:family="text">
      <style:text-properties officeooo:rsid="0056d9c7"/>
    </style:style>
    <style:style style:name="T22" style:family="text">
      <style:text-properties officeooo:rsid="0059c3e9"/>
    </style:style>
    <style:style style:name="T23" style:family="text">
      <style:text-properties officeooo:rsid="005aadaf"/>
    </style:style>
    <style:style style:name="T24" style:family="text">
      <style:text-properties officeooo:rsid="005bc112"/>
    </style:style>
    <style:style style:name="T25" style:family="text">
      <style:text-properties officeooo:rsid="005c8332"/>
    </style:style>
    <style:style style:name="T26" style:family="text">
      <style:text-properties officeooo:rsid="005dcd24"/>
    </style:style>
    <style:style style:name="T27" style:family="text">
      <style:text-properties officeooo:rsid="005f19f5"/>
    </style:style>
    <style:style style:name="T28" style:family="text">
      <style:text-properties officeooo:rsid="00600c6d"/>
    </style:style>
    <style:style style:name="T29" style:family="text">
      <style:text-properties officeooo:rsid="0061e2f1"/>
    </style:style>
    <style:style style:name="T30" style:family="text">
      <style:text-properties officeooo:rsid="0063d7be"/>
    </style:style>
    <style:style style:name="T31" style:family="text">
      <style:text-properties officeooo:rsid="0067aae5"/>
    </style:style>
    <style:style style:name="T32" style:family="text">
      <style:text-properties officeooo:rsid="0068ac73"/>
    </style:style>
    <style:style style:name="T33" style:family="text">
      <style:text-properties officeooo:rsid="006a1307"/>
    </style:style>
    <style:style style:name="T34" style:family="text">
      <style:text-properties officeooo:rsid="006ae647"/>
    </style:style>
    <style:style style:name="T35" style:family="text">
      <style:text-properties officeooo:rsid="006dc9a8"/>
    </style:style>
    <style:style style:name="T36" style:family="text">
      <style:text-properties officeooo:rsid="006df4e5"/>
    </style:style>
    <style:style style:name="T37" style:family="text">
      <style:text-properties officeooo:rsid="006ec109"/>
    </style:style>
    <style:style style:name="T38" style:family="text">
      <style:text-properties officeooo:rsid="00704e30"/>
    </style:style>
    <style:style style:name="T39" style:family="text">
      <style:text-properties officeooo:rsid="0070f26b"/>
    </style:style>
    <style:style style:name="T40" style:family="text">
      <style:text-properties officeooo:rsid="0071d570"/>
    </style:style>
    <style:style style:name="T41" style:family="text">
      <style:text-properties officeooo:rsid="00735919"/>
    </style:style>
    <style:style style:name="T42" style:family="text">
      <style:text-properties officeooo:rsid="0074d3a9"/>
    </style:style>
    <style:style style:name="T43" style:family="text">
      <style:text-properties officeooo:rsid="007567ea"/>
    </style:style>
    <style:style style:name="T44" style:family="text">
      <style:text-properties officeooo:rsid="007965b4"/>
    </style:style>
    <style:style style:name="T45" style:family="text">
      <style:text-properties officeooo:rsid="007aeeb8"/>
    </style:style>
    <style:style style:name="T46" style:family="text">
      <style:text-properties officeooo:rsid="007cd847"/>
    </style:style>
    <style:style style:name="T47" style:family="text">
      <style:text-properties officeooo:rsid="007d4263"/>
    </style:style>
    <style:style style:name="T48" style:family="text">
      <style:text-properties officeooo:rsid="007d495e"/>
    </style:style>
    <style:style style:name="T49" style:family="text">
      <style:text-properties officeooo:rsid="00805dfc"/>
    </style:style>
    <style:style style:name="T50" style:family="text">
      <style:text-properties officeooo:rsid="0081466f"/>
    </style:style>
    <style:style style:name="T51" style:family="text">
      <style:text-properties officeooo:rsid="008206ee"/>
    </style:style>
    <style:style style:name="T52" style:family="text">
      <style:text-properties officeooo:rsid="0084396c"/>
    </style:style>
    <style:style style:name="T53" style:family="text">
      <style:text-properties officeooo:rsid="00872562"/>
    </style:style>
    <style:style style:name="T54" style:family="text">
      <style:text-properties officeooo:rsid="0088fa73"/>
    </style:style>
    <style:style style:name="T55" style:family="text">
      <style:text-properties officeooo:rsid="008a5516"/>
    </style:style>
    <style:style style:name="T56" style:family="text">
      <style:text-properties officeooo:rsid="008abce2"/>
    </style:style>
    <style:style style:name="T57" style:family="text">
      <style:text-properties officeooo:rsid="008b717c"/>
    </style:style>
    <style:style style:name="T58" style:family="text">
      <style:text-properties officeooo:rsid="008b7269"/>
    </style:style>
    <style:style style:name="T59" style:family="text">
      <style:text-properties officeooo:rsid="008bbd84"/>
    </style:style>
    <style:style style:name="T60" style:family="text">
      <style:text-properties officeooo:rsid="008c4dca"/>
    </style:style>
    <style:style style:name="T61" style:family="text">
      <style:text-properties officeooo:rsid="008e0b50"/>
    </style:style>
    <style:style style:name="T62" style:family="text">
      <style:text-properties officeooo:rsid="008eca79"/>
    </style:style>
    <style:style style:name="T63" style:family="text">
      <style:text-properties officeooo:rsid="008efcdf"/>
    </style:style>
    <style:style style:name="T64" style:family="text">
      <style:text-properties officeooo:rsid="008f4034"/>
    </style:style>
    <style:style style:name="T65" style:family="text">
      <style:text-properties officeooo:rsid="008f8600"/>
    </style:style>
    <style:style style:name="T66" style:family="text">
      <style:text-properties officeooo:rsid="0090318b"/>
    </style:style>
    <style:style style:name="T67" style:family="text">
      <style:text-properties officeooo:rsid="0091f3fc"/>
    </style:style>
    <style:style style:name="T68" style:family="text">
      <style:text-properties officeooo:rsid="0092ff7c"/>
    </style:style>
    <style:style style:name="T69" style:family="text">
      <style:text-properties officeooo:rsid="009480cb"/>
    </style:style>
    <style:style style:name="T70" style:family="text">
      <style:text-properties officeooo:rsid="00966414"/>
    </style:style>
    <style:style style:name="T71" style:family="text">
      <style:text-properties officeooo:rsid="00968668"/>
    </style:style>
    <style:style style:name="T72" style:family="text">
      <style:text-properties officeooo:rsid="0096ab07"/>
    </style:style>
    <style:style style:name="T73" style:family="text">
      <style:text-properties officeooo:rsid="00976d89"/>
    </style:style>
    <style:style style:name="T74" style:family="text">
      <style:text-properties officeooo:rsid="00986824"/>
    </style:style>
    <style:style style:name="T75" style:family="text">
      <style:text-properties officeooo:rsid="0099872d"/>
    </style:style>
    <style:style style:name="T76" style:family="text">
      <style:text-properties officeooo:rsid="009b42d8"/>
    </style:style>
    <style:style style:name="T77" style:family="text">
      <style:text-properties officeooo:rsid="009de522"/>
    </style:style>
    <style:style style:name="T78" style:family="text">
      <style:text-properties officeooo:rsid="00a129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现在越来越多的智能IDE出现在工作当中，想必很少有人使用vi了吧，<text:span text:style-name="T1">不过在某些场合下 ，vi还是一个必不可少的工具，其中就包括了许多好用的快捷命令，而且有些IDE如Qt还集成了vi。大家都知道，vi有三种模式：一般模式、编辑模式和指令模式，下面总结vi在这三种模式下的快捷命令。</text:span></text:p>
      <text:p text:style-name="P13"/>
      <text:p text:style-name="P15">1、一般模式</text:p>
      <text:p text:style-name="P14">光标移动——</text:p>
      <text:p text:style-name="P16">h、j、k、l：作用分别与键盘左、上、下、右键一样，光标左右移动一个字符或者上下移动一行，前面可加一个正数n，表示光标左右移动n个字符或者上下移动n行。</text:p>
      <text:p text:style-name="P2"><text:span text:style-name="T2">Ctrl </text:span><text:span text:style-name="T3">+ f：作用同PgDn键，向下翻一页。</text:span></text:p>
      <text:p text:style-name="P3"><text:span text:style-name="T2">Ctrl </text:span><text:span text:style-name="T3">+ b：作用同PgUp键，向上翻一页。</text:span></text:p>
      <text:p text:style-name="P3"><text:span text:style-name="T2">Ctrl </text:span><text:span text:style-name="T3">+ d：向下翻半页。</text:span></text:p>
      <text:p text:style-name="P3"><text:span text:style-name="T2">Ctrl </text:span><text:span text:style-name="T3">+ u：向上翻半页。</text:span></text:p>
      <text:p text:style-name="P17">+、-：作用分别与键盘下、上键一样。</text:p>
      <text:p text:style-name="P17">空格键：作用类似于键盘右键，不同的是空格键指定的右移距离超过当前行允许的最大可移动距离时，会切换到下一行，而右键则停在当前行的最右端。</text:p>
      <text:p text:style-name="P4"><text:span text:style-name="T4">回车键</text:span><text:span text:style-name="T14">：作用同键盘向下键。</text:span></text:p>
      <text:p text:style-name="P18">0：数字0，同Home键，移到行首。</text:p>
      <text:p text:style-name="P5"><text:span text:style-name="T5">$：美元符号</text:span><text:span text:style-name="T6">，同End键</text:span><text:span text:style-name="T7">，移到行尾。</text:span></text:p>
      <text:p text:style-name="P19">H、M、L：分别表示光标移动到屏幕当前页第一行、中间行、最后一行的行首。</text:p>
      <text:p text:style-name="P6"><text:span text:style-name="T8">G</text:span><text:span text:style-name="T9">：光标移动到文件最后一行的行首</text:span><text:span text:style-name="T10">，前面可加正数n</text:span><text:span text:style-name="T12">，表示移到文件第n行。</text:span></text:p>
      <text:p text:style-name="P7"><text:span text:style-name="T10">gg</text:span><text:span text:style-name="T11">：</text:span><text:span text:style-name="T9">光标移动到文件第一行的行首</text:span><text:span text:style-name="T10">， 前面可加正数n</text:span><text:span text:style-name="T12">，表示移到文件第n行</text:span><text:span text:style-name="T13">。</text:span></text:p>
      <text:p text:style-name="P20"/>
      <text:p text:style-name="P21">文本搜索与替换——</text:p>
      <text:p text:style-name="P8"><text:span text:style-name="T15">/word</text:span><text:span text:style-name="T16">：向下搜索word。</text:span></text:p>
      <text:p text:style-name="P9"><text:span text:style-name="T16">?</text:span><text:span text:style-name="T15">word</text:span><text:span text:style-name="T16">：向</text:span><text:span text:style-name="T17">上</text:span><text:span text:style-name="T16">搜索word。</text:span></text:p>
      <text:p text:style-name="P9"><text:span text:style-name="T16">n</text:span><text:span text:style-name="T18">：重复前一次搜索动作。</text:span></text:p>
      <text:p text:style-name="P22">N：反向重复前一次动作。</text:p>
      <text:p text:style-name="P9"><text:span text:style-name="T18">:</text:span><text:span text:style-name="T19">n1,n2s/word1/word2/g：把n</text:span><text:span text:style-name="T20">1到n2行中的word1替换为word2。</text:span></text:p>
      <text:p text:style-name="P10"><text:span text:style-name="T18">:</text:span><text:span text:style-name="T19">1,</text:span><text:span text:style-name="T21">$</text:span><text:span text:style-name="T19">s/word1/word2/g：把第一行</text:span><text:span text:style-name="T20">到最后一行中的word1替换为word2。</text:span></text:p>
      <text:p text:style-name="P11"><text:span text:style-name="T18">:</text:span><text:span text:style-name="T19">1,</text:span><text:span text:style-name="T21">$</text:span><text:span text:style-name="T19">s/word1/word2/gc：把第一行</text:span><text:span text:style-name="T20">到最后一行中的word1替换为word2</text:span><text:span text:style-name="T22">，替换前需要确认</text:span><text:span text:style-name="T20">。</text:span></text:p>
      <text:p text:style-name="P20"/>
      <text:p text:style-name="P7"><text:soft-page-break/><text:span text:style-name="T13">复制</text:span><text:span text:style-name="T23">、粘贴与删除——</text:span></text:p>
      <text:p text:style-name="P23"><text:span text:style-name="T24">x</text:span><text:span text:style-name="T25">、X</text:span><text:span text:style-name="T24">：删除一个字符</text:span><text:span text:style-name="T26">，x向后删除</text:span><text:span text:style-name="T27">，X向前删除</text:span><text:span text:style-name="T28">，前面可加一个数字n，表示删除n个字符。</text:span></text:p>
      <text:p text:style-name="P23"><text:span text:style-name="T27">dd</text:span><text:span text:style-name="T29">：删除光标所在行，前面添加数字n表示向下删除n行。</text:span></text:p>
      <text:p text:style-name="P23"><text:span text:style-name="T29">d</text:span><text:span text:style-name="T30">1G：删除光标所在行到文本开始。</text:span></text:p>
      <text:p text:style-name="P24"><text:span text:style-name="T30">dG：删除光标所在行到文本结尾。</text:span></text:p>
      <text:p text:style-name="P24"><text:span text:style-name="T30">d0：删除光标所在行的字符到行首。</text:span></text:p>
      <text:p text:style-name="P24"><text:span text:style-name="T30">d$：删除光标所在行的字符到行尾。</text:span></text:p>
      <text:p text:style-name="P25"><text:span text:style-name="T27">yy</text:span><text:span text:style-name="T29">：复制光标所在行，前面添加数字n表示向下复制n行。</text:span></text:p>
      <text:p text:style-name="P26"><text:span text:style-name="T29">y</text:span><text:span text:style-name="T30">1G：</text:span><text:span text:style-name="T29">复制</text:span><text:span text:style-name="T30">光标所在行到文本开始。</text:span></text:p>
      <text:p text:style-name="P26"><text:span text:style-name="T30">yG：</text:span><text:span text:style-name="T29">复制</text:span><text:span text:style-name="T30">光标所在行到文本结尾。</text:span></text:p>
      <text:p text:style-name="P26"><text:span text:style-name="T30">y0：</text:span><text:span text:style-name="T29">复制</text:span><text:span text:style-name="T30">光标所在行的字符到行首。</text:span></text:p>
      <text:p text:style-name="P26"><text:span text:style-name="T30">y$：</text:span><text:span text:style-name="T29">复制</text:span><text:span text:style-name="T30">光标所在行的字符到行尾。</text:span></text:p>
      <text:p text:style-name="P1">p<text:span text:style-name="T31">、P：粘贴，p粘贴位置在光标所在行的下一行，P粘贴位置在光标所在行的上一行。</text:span></text:p>
      <text:p text:style-name="P1"><text:span text:style-name="T31">J</text:span><text:span text:style-name="T32">：将光标所在行与下一行合为一行。</text:span></text:p>
      <text:p text:style-name="P1"><text:span text:style-name="T32">u</text:span><text:span text:style-name="T33">：复原前一个操作。</text:span></text:p>
      <text:p text:style-name="P27"><text:span text:style-name="T34">.：句点，重复前一个操作。</text:span></text:p>
      <text:p text:style-name="P27"><text:span text:style-name="T34"/></text:p>
      <text:p text:style-name="P27"><text:span text:style-name="T34">二</text:span><text:span text:style-name="T35">、一般模式与编辑模式的切换</text:span></text:p>
      <text:p text:style-name="P27"><text:span text:style-name="T35">i</text:span><text:span text:style-name="T36">：从光标所在处插入。</text:span></text:p>
      <text:p text:style-name="P27"><text:span text:style-name="T36">I</text:span><text:span text:style-name="T37">：从光标所在行首插入</text:span><text:span text:style-name="T38">。</text:span></text:p>
      <text:p text:style-name="P27"><text:span text:style-name="T38">a</text:span><text:span text:style-name="T39">：从光标所在处追加。</text:span></text:p>
      <text:p text:style-name="P27"><text:span text:style-name="T39">A：从光标所在行尾追加。</text:span></text:p>
      <text:p text:style-name="P27"><text:span text:style-name="T39">o</text:span><text:span text:style-name="T40">：插入新行到光标所在行的下一行。</text:span></text:p>
      <text:p text:style-name="P27"><text:span text:style-name="T40">O：插入新行到光标所在行的上一行。</text:span></text:p>
      <text:p text:style-name="P27"><text:span text:style-name="T40">r</text:span><text:span text:style-name="T41">：替换光标所在处的字符</text:span><text:span text:style-name="T44">，执行一次</text:span><text:span text:style-name="T41">。</text:span></text:p>
      <text:p text:style-name="P28"><text:span text:style-name="T41">R：一直替换光标所在处的字符</text:span><text:span text:style-name="T42">。</text:span></text:p>
      <text:p text:style-name="P27"><text:span text:style-name="T42">Esc</text:span><text:span text:style-name="T43">：从编辑模式切换到一般模式。</text:span></text:p>
      <text:p text:style-name="P27"><text:span text:style-name="T43"/></text:p>
      <text:p text:style-name="P27"><text:span text:style-name="T43">三</text:span><text:span text:style-name="T45">、一般模式与指令模式的切换</text:span></text:p>
      <text:p text:style-name="P29"><text:span text:style-name="T46">:w——保存。</text:span></text:p>
      <text:p text:style-name="P29"><text:span text:style-name="T46">:w!——</text:span><text:span text:style-name="T47">强制</text:span><text:span text:style-name="T46">保存。</text:span></text:p>
      <text:p text:style-name="P29"><text:span text:style-name="T46">:q——退出。</text:span></text:p>
      <text:p text:style-name="P30"><text:soft-page-break/><text:span text:style-name="T46">:q</text:span><text:span text:style-name="T48">!</text:span><text:span text:style-name="T46">——强制退出而不保存。</text:span></text:p>
      <text:p text:style-name="P31"><text:span text:style-name="T46">:wq——保存并退出。</text:span></text:p>
      <text:p text:style-name="P32"><text:span text:style-name="T46">:wq!——强制保存并退出。</text:span></text:p>
      <text:p text:style-name="P1">ZZ——退出<text:span text:style-name="T49">，若文本有修改会自动保存。</text:span></text:p>
      <text:p text:style-name="P1"><text:span text:style-name="T49">:</text:span><text:span text:style-name="T50">w &lt;filename&gt;——把当前文件另存为filename。</text:span></text:p>
      <text:p text:style-name="P33"><text:span text:style-name="T49">:</text:span><text:span text:style-name="T51">n1,n2 </text:span><text:span text:style-name="T50">w &lt;filename&gt;——把</text:span><text:span text:style-name="T52">n1行到n2行</text:span><text:span text:style-name="T50">另存为filename。</text:span></text:p>
      <text:p text:style-name="P34"><text:span text:style-name="T49">:r</text:span><text:span text:style-name="T50"> &lt;filename&gt;——在当前光标处读入文件filename。</text:span></text:p>
      <text:p text:style-name="P35"><text:span text:style-name="T53">:! &lt;command&gt;——暂时离开vi去执行命令command。</text:span></text:p>
      <text:p text:style-name="P36"><text:span text:style-name="T54">:set nu——设置行号。</text:span></text:p>
      <text:p text:style-name="P36"><text:span text:style-name="T54">:set nonu——取消行号。</text:span></text:p>
      <text:p text:style-name="P1"/>
      <text:p text:style-name="P1">四<text:span text:style-name="T55">、区块操作</text:span></text:p>
      <text:p text:style-name="P1"><text:span text:style-name="T55">区块操作很有意思</text:span><text:span text:style-name="T56">，</text:span><text:span text:style-name="T55">选择区块时，选中部分会反白</text:span><text:span text:style-name="T59">，然后使用方向键进行操作</text:span><text:span text:style-name="T55">。</text:span></text:p>
      <text:p text:style-name="P1"><text:span text:style-name="T55">v：选择字符</text:span><text:span text:style-name="T57">。</text:span></text:p>
      <text:p text:style-name="P1"><text:span text:style-name="T57">V：选择行。</text:span></text:p>
      <text:p text:style-name="P1"><text:span text:style-name="T57">Ctrl + v：选择区块</text:span><text:span text:style-name="T58">，也就是一个矩形。</text:span></text:p>
      <text:p text:style-name="P1">d<text:span text:style-name="T60">：删除选中部分。</text:span></text:p>
      <text:p text:style-name="P1"><text:span text:style-name="T60">y：粘贴选中部分。</text:span></text:p>
      <text:p text:style-name="P1"><text:span text:style-name="T60"/></text:p>
      <text:p text:style-name="P1"><text:span text:style-name="T60">五</text:span><text:span text:style-name="T78">、</text:span><text:span text:style-name="T61">多文档</text:span></text:p>
      <text:p text:style-name="P1"><text:span text:style-name="T61">vim/vi可以同时打开多个文档</text:span><text:span text:style-name="T62">，在查看多文档时有如下快捷命令可以使用</text:span><text:span text:style-name="T63">。</text:span></text:p>
      <text:p text:style-name="P37"><text:span text:style-name="T64">:n——查看下一个文档。</text:span></text:p>
      <text:p text:style-name="P37"><text:span text:style-name="T64">:N——查看上一个文档。</text:span></text:p>
      <text:p text:style-name="P38"><text:span text:style-name="T64">:</text:span><text:span text:style-name="T65">files——查看vim/vi目前打开了多少个文档。</text:span></text:p>
      <text:p text:style-name="P37"><text:span text:style-name="T65"/></text:p>
      <text:p text:style-name="P39"><text:span text:style-name="T65">六</text:span><text:span text:style-name="T78">、</text:span><text:span text:style-name="T66">多窗口</text:span></text:p>
      <text:p text:style-name="P39"><text:span text:style-name="T66">像Excel</text:span><text:span text:style-name="T68">、许多IDE一样，</text:span><text:span text:style-name="T66">vim/vi也有窗口分割功能</text:span><text:span text:style-name="T67">，命令如下</text:span><text:span text:style-name="T69">。</text:span></text:p>
      <text:p text:style-name="P40"><text:span text:style-name="T70">:sp [filename]——分割窗口</text:span><text:span text:style-name="T72">，filename可有可无</text:span><text:span text:style-name="T73">，无时新窗口显示当前文件内容</text:span><text:span text:style-name="T74">，有时新窗口显示filename内容。</text:span></text:p>
      <text:p text:style-name="P40"><text:span text:style-name="T74">Ctrl </text:span><text:span text:style-name="T75">+ w + 向下键——切换到下一个窗口</text:span><text:span text:style-name="T76">。</text:span></text:p>
      <text:p text:style-name="P41"><text:span text:style-name="T74">Ctrl </text:span><text:span text:style-name="T75">+ w + 向上键——切换到上一个窗口</text:span><text:span text:style-name="T76">。</text:span></text:p>
      <text:p text:style-name="P42"><text:span text:style-name="T74">Ctrl </text:span><text:span text:style-name="T75">+ w + </text:span><text:span text:style-name="T77">q</text:span><text:span text:style-name="T75">——退出当前窗口</text:span><text:span text:style-name="T76">。</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8-07T09:09:00</meta:creation-date>
    <meta:generator>LibreOffice/4.0.2.2$Linux_X86_64 LibreOffice_project/400m0$Build-2</meta:generator>
    <dc:date>2015-08-17T13:22:07</dc:date>
    <dc:creator>hanjunjie </dc:creator>
    <meta:editing-duration>PT11H25M8S</meta:editing-duration>
    <meta:editing-cycles>146</meta:editing-cycles>
    <meta:document-statistic meta:table-count="0" meta:image-count="0" meta:object-count="0" meta:page-count="3" meta:paragraph-count="82" meta:word-count="1461" meta:character-count="1844" meta:non-whitespace-character-count="1812"/>
  </office:meta>
</office:document-meta>
</file>